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09cm" fo:min-width="0.3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09cm" fo:min-width="0.377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713cm" fo:min-width="3.28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5cm" fo:min-width="3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4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</style:style>
    <style:style style:name="gr19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21" style:family="graphic" style:parent-style-name="standard">
      <style:graphic-properties draw:textarea-horizontal-align="justify" draw:textarea-vertical-align="middle" draw:auto-grow-height="false" fo:min-height="0.151cm" fo:min-width="5.514cm"/>
    </style:style>
    <style:style style:name="gr22" style:family="graphic" style:parent-style-name="standard">
      <style:graphic-properties draw:textarea-horizontal-align="justify" draw:textarea-vertical-align="middle" draw:auto-grow-height="false" fo:min-height="5.923cm" fo:min-width="10.565cm"/>
    </style:style>
    <style:style style:name="gr23" style:family="graphic" style:parent-style-name="standard">
      <style:graphic-properties draw:fill-color="#cc0066" draw:textarea-horizontal-align="justify" draw:textarea-vertical-align="middle" draw:auto-grow-height="false" fo:min-height="0.151cm" fo:min-width="5.514cm"/>
    </style:style>
    <style:style style:name="gr24" style:family="graphic" style:parent-style-name="standard">
      <style:graphic-properties draw:fill-color="#cc0066" draw:textarea-horizontal-align="justify" draw:textarea-vertical-align="middle" draw:auto-grow-height="false" fo:min-height="5.282cm" fo:min-width="10.607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8cm"/>
    </style:style>
    <style:style style:name="gr27" style:family="graphic" style:parent-style-name="standard">
      <style:graphic-properties draw:fill="gradient" draw:fill-gradient-name="Tango_20_Green" draw:opacity="20%" draw:opacity-name="" draw:textarea-horizontal-align="justify" draw:textarea-vertical-align="middle" draw:auto-grow-height="false" fo:min-height="10.277cm" fo:min-width="10.6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draw:textarea-horizontal-align="justify" draw:textarea-vertical-align="middle" draw:auto-grow-height="false" fo:min-height="9.852cm" fo:min-width="15.575cm"/>
    </style:style>
    <style:style style:name="gr30" style:family="graphic" style:parent-style-name="standard" style:list-style-name="L3">
      <style:graphic-properties draw:stroke="none" draw:fill="gradient" draw:fill-color="#ffffff" draw:fill-gradient-name="Tango_20_Green" draw:auto-grow-height="false" draw:fit-to-size="shrink-to-fit" fo:min-height="5.55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375cm"/>
    </style:style>
    <style:style style:name="pr8" style:family="presentation" style:parent-style-name="Default-outline1">
      <style:graphic-properties draw:fill="gradient" draw:fill-gradient-name="Tango_20_Green" fo:min-height="5.559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outline1">
      <style:graphic-properties draw:fill="gradient" draw:fill-color="#eeeeee" draw:fill-gradient-name="Tango_20_Green" fo:min-height="5.559cm" draw:shadow="hidden"/>
    </style:style>
    <style:style style:name="pr11" style:family="presentation" style:parent-style-name="Default-outline1">
      <style:graphic-properties draw:fill="none" draw:fill-color="#729fcf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1.245cm" fo:margin-right="0cm" fo:text-align="start" fo:text-indent="0cm"/>
    </style:style>
    <style:style style:name="P6" style:family="paragraph">
      <loext:graphic-properties draw:fill="gradient" draw:fill-gradient-name="Tango_20_Green"/>
      <style:text-properties fo:font-size="20pt" style:font-size-asian="20pt" style:font-size-complex="20pt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gradient" draw:fill-color="#eeeeee" draw:fill-gradient-name="Tango_20_Green"/>
      <style:text-properties fo:font-size="16pt" style:font-size-asian="16pt" style:font-size-complex="16pt"/>
    </style:style>
    <style:style style:name="P14" style:family="paragraph">
      <loext:graphic-properties draw:fill="none" draw:fill-color="#729fcf"/>
      <style:text-properties fo:font-size="10pt" style:font-size-asian="10pt" style:font-size-complex="10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cc0066"/>
      <style:paragraph-properties fo:text-align="center"/>
    </style:style>
    <style:style style:name="P18" style:family="paragraph">
      <style:paragraph-properties fo:text-align="start"/>
      <style:text-properties fo:font-size="16pt"/>
    </style:style>
    <style:style style:name="P19" style:family="paragraph">
      <loext:graphic-properties draw:fill-color="#cc0066"/>
      <style:paragraph-properties fo:text-align="start"/>
      <style:text-properties fo:font-size="16pt" style:font-size-asian="16pt" style:font-size-complex="16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gradient" draw:fill-gradient-name="Tango_20_Green" draw:opacity="20%"/>
      <style:paragraph-properties fo:text-align="center"/>
    </style:style>
    <style:style style:name="P23" style:family="paragraph">
      <style:text-properties fo:color="#000000"/>
    </style:style>
    <style:style style:name="P24" style:family="paragraph">
      <style:paragraph-properties fo:margin-left="0cm" fo:margin-right="0cm" fo:margin-top="0cm" fo:margin-bottom="0cm" fo:text-indent="0cm"/>
    </style:style>
    <style:style style:name="P25" style:family="paragraph">
      <loext:graphic-properties draw:fill="gradient" draw:fill-gradient-name="Tango_20_Green"/>
      <style:text-properties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gradient" draw:fill-color="#ffffff" draw:fill-gradient-name="Tango_20_Green"/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66cc0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gable I/O</text:p>
          </draw:text-box>
        </draw:frame>
        <draw:frame presentation:style-name="pr2" draw:layer="layout" svg:width="12.297cm" svg:height="5.809cm" svg:x="1.4cm" svg:y="4.914cm" presentation:class="outline" presentation:placeholder="true">
          <draw:text-box/>
        </draw:frame>
        <draw:frame presentation:style-name="pr2" draw:layer="layout" svg:width="12.297cm" svg:height="5.809cm" svg:x="14.313cm" svg:y="4.914cm" presentation:class="outline" presentation:placeholder="true">
          <draw:text-box/>
        </draw:frame>
        <draw:frame presentation:style-name="pr2" draw:layer="layout" svg:width="12.297cm" svg:height="5.809cm" svg:x="14.313cm" svg:y="11.276cm" presentation:class="outline" presentation:placeholder="true">
          <draw:text-box/>
        </draw:frame>
        <draw:frame presentation:style-name="pr2" draw:layer="layout" svg:width="12.297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uggable I/O<text:line-break/><text:span text:style-name="T1">Mattijs Janssens</text:span>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2">Why</text:p>
              </text:list-item>
              <text:list-item>
                <text:p text:style-name="P2">How</text:p>
                <text:p text:style-name="P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Oobject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 text:style-name="P3">Base class for object that</text:p>
            <text:list text:style-name="L2">
              <text:list-item>
                <text:p text:style-name="P3">is registered on a database</text:p>
              </text:list-item>
              <text:list-item>
                <text:p text:style-name="P3">can read/write itself to a stream (serialisation)</text:p>
              </text:list-item>
              <text:list-item>
                <text:p text:style-name="P3">(optional) can read/write itself to disk</text:p>
              </text:list-item>
            </text:list>
            <text:p text:style-name="P3"/>
            <text:p text:style-name="P3">Examples:</text:p>
            <text:list text:continue-numbering="true" text:style-name="L2">
              <text:list-item>
                <text:p text:style-name="P3">p, U, polyMesh/ow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Oobject (2)</text:p>
          </draw:text-box>
        </draw:frame>
        <draw:frame presentation:style-name="pr5" draw:text-style-name="P4" draw:layer="layout" svg:width="25.199cm" svg:height="12.179cm" svg:x="1.4cm" svg:y="4.905cm" presentation:class="subtitle" presentation:user-transformed="true">
          <draw:text-box>
            <text:p text:style-name="P3"><text:span text:style-name="T2">template&lt;class T&gt;</text:span></text:p>
            <text:p text:style-name="P3"><text:span text:style-name="T2">class IOList</text:span></text:p>
            <text:p text:style-name="P3"><text:span text:style-name="T2">:</text:span></text:p>
            <text:p text:style-name="P3"><text:span text:style-name="T2"><text:s text:c="4"/></text:span><text:span text:style-name="T2">public regIOobject,</text:span></text:p>
            <text:p text:style-name="P3"><text:span text:style-name="T2"><text:s text:c="4"/></text:span><text:span text:style-name="T2">public List&lt;T&gt;</text:span></text:p>
            <text:p text:style-name="P3"><text:span text:style-name="T2">{</text:span></text:p>
            <text:p text:style-name="P3"><text:span text:style-name="T2"/></text:p>
            <text:p text:style-name="P3"><text:span text:style-name="T2"><text:s text:c="4"/></text:span><text:span text:style-name="T2">//- Read from disk</text:span></text:p>
            <text:p text:style-name="P3"><text:span text:style-name="T2"><text:s text:c="4"/></text:span><text:span text:style-name="T2">IOList(const IOobject&amp;);</text:span></text:p>
            <text:p text:style-name="P3"><text:span text:style-name="T2"><text:s text:c="4"/></text:span><text:span text:style-name="T2">..</text:span></text:p>
            <text:p text:style-name="P3"><text:span text:style-name="T2"><text:s text:c="4"/></text:span><text:span text:style-name="T2">//- Write contents</text:span></text:p>
            <text:p text:style-name="P3"><text:span text:style-name="T2"><text:s text:c="4"/></text:span><text:span text:style-name="T2">virtual bool writeData(Ostream&amp;) const;</text:span></text:p>
            <text:p text:style-name="P3"><text:span text:style-name="T2">};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Oobject</text:p>
          </draw:text-box>
        </draw:frame>
        <draw:frame presentation:style-name="pr7" draw:text-style-name="P1" draw:layer="layout" svg:width="25.199cm" svg:height="16.375cm" svg:x="1.4cm" svg:y="3.697cm" presentation:class="subtitle" presentation:user-transformed="true">
          <draw:text-box>
            <text:list text:style-name="L2">
              <text:list-item>
                <text:p text:style-name="P3">basic description of name and location</text:p>
              </text:list-item>
            </text:list>
            <text:p text:style-name="P3"><text:tab/>instance<text:tab/>: time directory</text:p>
            <text:p text:style-name="P3"><text:tab/>local<text:tab/><text:tab/><text:tab/>: subdirectory, e.g. polyMesh/</text:p>
            <text:p text:style-name="P3"><text:tab/>registry<text:tab/><text:tab/>: database</text:p>
            <text:p text:style-name="P3"><text:tab/>readOpt<text:tab/>: MUST_READ</text:p>
            <text:list text:continue-numbering="true" text:style-name="L2">
              <text:list-header>
                <text:p text:style-name="P3"/>
              </text:list-header>
            </text:list>
            <text:p text:style-name="P3"><text:span text:style-name="T3"><text:tab/></text:span><text:span text:style-name="T3">Info&lt;&lt; "Reading field p\n" &lt;&lt; endl;</text:span></text:p>
            <text:p text:style-name="P3"><text:span text:style-name="T3"><text:tab/></text:span><text:span text:style-name="T3">volScalarField p</text:span></text:p>
            <text:p text:style-name="P3"><text:span text:style-name="T3"><text:tab/></text:span><text:span text:style-name="T3">(</text:span></text:p>
            <text:p text:style-name="P3"><text:span text:style-name="T3"><text:tab/></text:span><text:span text:style-name="T3"><text:tab/></text:span><text:span text:style-name="T3">IOobject</text:span></text:p>
            <text:p text:style-name="P3"><text:span text:style-name="T3"><text:tab/></text:span><text:span text:style-name="T3"><text:tab/></text:span><text:span text:style-name="T3">(</text:span></text:p>
            <text:p text:style-name="P3"><text:span text:style-name="T3"><text:tab/></text:span><text:span text:style-name="T3"><text:tab/></text:span><text:span text:style-name="T3"><text:tab/></text:span><text:span text:style-name="T3">"p",</text:span></text:p>
            <text:p text:style-name="P3"><text:span text:style-name="T3"><text:tab/></text:span><text:span text:style-name="T3"><text:tab/></text:span><text:span text:style-name="T3"><text:tab/></text:span><text:span text:style-name="T3">runTime.timeName(),</text:span></text:p>
            <text:p text:style-name="P3"><text:span text:style-name="T3"><text:tab/></text:span><text:span text:style-name="T3"><text:tab/></text:span><text:span text:style-name="T3"><text:tab/></text:span><text:span text:style-name="T3">mesh,</text:span></text:p>
            <text:p text:style-name="P3"><text:span text:style-name="T3"><text:tab/></text:span><text:span text:style-name="T3"><text:tab/></text:span><text:span text:style-name="T3"><text:tab/></text:span><text:span text:style-name="T3">IOobject::MUST_READ,</text:span></text:p>
            <text:p text:style-name="P3"><text:span text:style-name="T3"><text:tab/></text:span><text:span text:style-name="T3"><text:tab/></text:span><text:span text:style-name="T3"><text:tab/></text:span><text:span text:style-name="T3">IOobject::AUTO_WRITE</text:span></text:p>
            <text:p text:style-name="P3"><text:span text:style-name="T3"><text:s text:c="8"/></text:span><text:span text:style-name="T3"><text:tab/></text:span><text:span text:style-name="T3">),</text:span></text:p>
            <text:p text:style-name="P3"><text:span text:style-name="T3"><text:s text:c="8"/></text:span><text:span text:style-name="T3"><text:tab/></text:span><text:span text:style-name="T3">mesh</text:span></text:p>
            <text:p text:style-name="P3"><text:span text:style-name="T3"><text:s text:c="4"/></text:span><text:span text:style-name="T3"><text:tab/></text:span><text:span text:style-name="T3">);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tream/Ostream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input and output stream</text:p>
              </text:list-item>
              <text:list-item>
                <text:p text:style-name="P3">OFstream : stream data to a file</text:p>
              </text:list-item>
              <text:list-item>
                <text:p text:style-name="P3">IPstream : stream data from another processor</text:p>
              </text:list-item>
            </text:list>
            <text:p text:style-name="P3"/>
            <text:p text:style-name="P3">Examples:</text:p>
            <text:p text:style-name="P5"><text:span text:style-name="T2">OFstream os(“myFile.txt”);</text:span></text:p>
            <text:p text:style-name="P5"><text:span text:style-name="T2">os &lt;&lt; p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/Write (to disk)</text:p>
          </draw:text-box>
        </draw:frame>
        <draw:frame presentation:style-name="pr8" draw:text-style-name="P6" draw:layer="layout" svg:width="17.802cm" svg:height="6.19cm" svg:x="1.4cm" svg:y="4.914cm" presentation:class="outline" presentation:user-transformed="true">
          <draw:text-box>
            <text:p><text:span text:style-name="T2">Read from disk:</text:span></text:p>
            <text:list text:style-name="L3">
              <text:list-item>
                <text:p><text:span text:style-name="T2">search file belonging to IOobject</text:span></text:p>
              </text:list-item>
              <text:list-item>
                <text:p><text:span text:style-name="T2">open an IFstream</text:span></text:p>
              </text:list-item>
              <text:list-item>
                <text:p><text:span text:style-name="T2">read header, switch format (binary, compressed)</text:span></text:p>
              </text:list-item>
              <text:list-item>
                <text:p><text:span text:style-name="T2">call readData(..)</text:span></text:p>
              </text:list-item>
            </text:list>
          </draw:text-box>
        </draw:frame>
        <draw:frame presentation:style-name="pr8" draw:text-style-name="P6" draw:layer="layout" svg:width="14.605cm" svg:height="7.667cm" svg:x="12.841cm" svg:y="12.136cm" presentation:class="outline" presentation:user-transformed="true">
          <draw:text-box>
            <text:p><text:span text:style-name="T2">Write to disk:</text:span></text:p>
            <text:list text:style-name="L3">
              <text:list-item>
                <text:p><text:span text:style-name="T2">obtain file name for IOobject</text:span></text:p>
              </text:list-item>
              <text:list-item>
                <text:p><text:span text:style-name="T2">open an OFstream</text:span></text:p>
              </text:list-item>
              <text:list-item>
                <text:p><text:span text:style-name="T2">write header</text:span></text:p>
              </text:list-item>
              <text:list-item>
                <text:p><text:span text:style-name="T2">switch format (binary, compressed)</text:span></text:p>
              </text:list-item>
              <text:list-item>
                <text:p><text:span text:style-name="T2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ug-in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relay above functionality to plug-in: fileHandler</text:p>
              </text:list-item>
              <text:list-item>
                <text:p>plug-in provides:</text:p>
              </text:list-item>
              <text:list-item>
                <text:p text:style-name="P7">fileName filePath(const IOobject&amp;);</text:p>
              </text:list-item>
              <text:list-item>
                <text:p text:style-name="P7">bool read(regIObject&amp;);</text:p>
              </text:list-item>
              <text:list-item>
                <text:p text:style-name="P7">fileName objectPath(const IOobject&amp;);</text:p>
              </text:list-item>
              <text:list-item>
                <text:p text:style-name="P7">bool write(const regIOobject&amp;)</text:p>
              </text:list-item>
              <text:list-item>
                <text:p>etc/controlDict or system/controlDict</text:p>
              </text:list-item>
              <text:list-item>
                <text:p>decomposePar -fileHandler colla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ug-in (2)</text:p>
          </draw:text-box>
        </draw:frame>
        <draw:frame presentation:style-name="pr9" draw:layer="layout" svg:width="25.199cm" svg:height="12.179cm" svg:x="1.4cm" svg:y="4.914cm" presentation:class="outline">
          <draw:text-box>
            <text:p>Currently:</text:p>
            <text:list text:style-name="L3">
              <text:list-item>
                <text:p>uncollated : existing format</text:p>
              </text:list-item>
              <text:list-item>
                <text:p>masterUncollated : all file operations on master processor only</text:p>
              </text:list-item>
              <text:list-item>
                <text:p>collated : same but changes output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2" draw:layer="layout" svg:width="25.21cm" svg:height="12.171cm" svg:x="1.4cm" svg:y="4.914cm" presentation:class="outline" presentation:placeholder="true" presentation:user-transformed="true">
          <draw:text-box/>
        </draw:frame>
        <draw:g>
          <draw:custom-shape draw:style-name="gr2" draw:text-style-name="P8" draw:layer="layout" svg:width="0.876cm" svg:height="1.459cm" svg:x="1.98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191cm" svg:height="0.642cm" svg:x="1.811cm" svg:y="6.674cm">
          <draw:text-box>
            <text:p><text:span text:style-name="T4">Node</text:span></text:p>
          </draw:text-box>
        </draw:frame>
        <draw:g>
          <draw:custom-shape draw:style-name="gr2" draw:text-style-name="P8" draw:layer="layout" svg:width="0.876cm" svg:height="1.459cm" svg:x="3.15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0.877cm" svg:height="1.459cm" svg:x="4.287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1.70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0.877cm" svg:height="1.459cm" svg:x="6.20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7.37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8.508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5.92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0" draw:layer="layout" svg:width="0.457cm" svg:height="0.271cm" svg:x="2.181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2.418cm" svg:y1="7.695cm" svg:x2="2.418cm" svg:y2="8.457cm">
            <text:p/>
          </draw:line>
        </draw:g>
        <draw:frame draw:style-name="gr8" draw:text-style-name="P11" draw:layer="layout" svg:width="1.642cm" svg:height="0.725cm" svg:x="2.828cm" svg:y="5.435cm">
          <draw:text-box>
            <text:p><text:span text:style-name="T5">Rack</text:span></text:p>
          </draw:text-box>
        </draw:frame>
        <draw:frame draw:style-name="gr8" draw:text-style-name="P12" draw:layer="layout" svg:width="1.555cm" svg:height="0.725cm" svg:x="7.03cm" svg:y="5.435cm">
          <draw:text-box>
            <text:p><text:span text:style-name="T5">Rack</text:span></text:p>
          </draw:text-box>
        </draw:frame>
        <draw:g>
          <draw:custom-shape draw:style-name="gr6" draw:text-style-name="P10" draw:layer="layout" svg:width="0.457cm" svg:height="0.271cm" svg:x="3.38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3.617cm" svg:y1="7.695cm" svg:x2="3.617cm" svg:y2="8.457cm">
            <text:p/>
          </draw:line>
        </draw:g>
        <draw:g>
          <draw:custom-shape draw:style-name="gr6" draw:text-style-name="P10" draw:layer="layout" svg:width="0.458cm" svg:height="0.271cm" svg:x="4.51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4.75cm" svg:y1="7.695cm" svg:x2="4.75cm" svg:y2="8.457cm">
            <text:p/>
          </draw:line>
        </draw:g>
        <draw:g>
          <draw:custom-shape draw:style-name="gr6" draw:text-style-name="P10" draw:layer="layout" svg:width="0.457cm" svg:height="0.271cm" svg:x="6.43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6.669cm" svg:y1="7.695cm" svg:x2="6.669cm" svg:y2="8.457cm">
            <text:p/>
          </draw:line>
        </draw:g>
        <draw:g>
          <draw:custom-shape draw:style-name="gr6" draw:text-style-name="P10" draw:layer="layout" svg:width="0.457cm" svg:height="0.271cm" svg:x="7.605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7.842cm" svg:y1="7.695cm" svg:x2="7.842cm" svg:y2="8.457cm">
            <text:p/>
          </draw:line>
        </draw:g>
        <draw:g>
          <draw:custom-shape draw:style-name="gr6" draw:text-style-name="P10" draw:layer="layout" svg:width="0.457cm" svg:height="0.271cm" svg:x="8.709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8.947cm" svg:y1="7.695cm" svg:x2="8.947cm" svg:y2="8.457cm">
            <text:p/>
          </draw:line>
        </draw:g>
        <draw:frame draw:style-name="gr9" draw:text-style-name="P11" draw:layer="layout" svg:width="1.802cm" svg:height="0.962cm" svg:x="4.787cm" svg:y="8.969cm">
          <draw:text-box>
            <text:p>local</text:p>
          </draw:text-box>
        </draw:frame>
        <draw:g>
          <draw:custom-shape draw:style-name="gr2" draw:text-style-name="P8" draw:layer="layout" svg:width="0.876cm" svg:height="1.459cm" svg:x="8.95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191cm" svg:height="0.642cm" svg:x="8.781cm" svg:y="11.013cm">
          <draw:text-box>
            <text:p><text:span text:style-name="T4">Node</text:span></text:p>
          </draw:text-box>
        </draw:frame>
        <draw:g>
          <draw:custom-shape draw:style-name="gr2" draw:text-style-name="P8" draw:layer="layout" svg:width="0.876cm" svg:height="1.459cm" svg:x="10.12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0.877cm" svg:height="1.459cm" svg:x="11.257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8.67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0.877cm" svg:height="1.459cm" svg:x="13.17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14.34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15.478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12.89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0" draw:layer="layout" svg:width="0.457cm" svg:height="0.271cm" svg:x="9.151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9.388cm" svg:y1="12.034cm" svg:x2="9.388cm" svg:y2="12.796cm">
            <text:p/>
          </draw:line>
        </draw:g>
        <draw:frame draw:style-name="gr8" draw:text-style-name="P11" draw:layer="layout" svg:width="1.642cm" svg:height="0.725cm" svg:x="9.798cm" svg:y="9.774cm">
          <draw:text-box>
            <text:p><text:span text:style-name="T5">Rack</text:span></text:p>
          </draw:text-box>
        </draw:frame>
        <draw:frame draw:style-name="gr8" draw:text-style-name="P12" draw:layer="layout" svg:width="1.555cm" svg:height="0.725cm" svg:x="14cm" svg:y="9.774cm">
          <draw:text-box>
            <text:p><text:span text:style-name="T5">Rack</text:span></text:p>
          </draw:text-box>
        </draw:frame>
        <draw:g>
          <draw:custom-shape draw:style-name="gr6" draw:text-style-name="P10" draw:layer="layout" svg:width="0.457cm" svg:height="0.271cm" svg:x="13.402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13.639cm" svg:y1="12.034cm" svg:x2="13.639cm" svg:y2="12.796cm">
            <text:p/>
          </draw:line>
        </draw:g>
        <draw:frame draw:style-name="gr10" draw:text-style-name="P11" draw:layer="layout" svg:width="1.7cm" svg:height="0.962cm" svg:x="11.546cm" svg:y="13.096cm">
          <draw:text-box>
            <text:p>rack</text:p>
          </draw:text-box>
        </draw:frame>
        <draw:g>
          <draw:custom-shape draw:style-name="gr2" draw:text-style-name="P8" draw:layer="layout" svg:width="0.876cm" svg:height="1.459cm" svg:x="17.91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191cm" svg:height="0.642cm" svg:x="17.74cm" svg:y="13.58cm">
          <draw:text-box>
            <text:p><text:span text:style-name="T4">Node</text:span></text:p>
          </draw:text-box>
        </draw:frame>
        <draw:g>
          <draw:custom-shape draw:style-name="gr2" draw:text-style-name="P8" draw:layer="layout" svg:width="0.876cm" svg:height="1.459cm" svg:x="19.08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0.877cm" svg:height="1.459cm" svg:x="20.216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17.63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0.877cm" svg:height="1.459cm" svg:x="22.13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23.30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24.437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21.85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0" draw:layer="layout" svg:width="0.457cm" svg:height="0.271cm" svg:x="18.11cm" svg:y="1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18.347cm" svg:y1="14.601cm" svg:x2="18.347cm" svg:y2="15.363cm">
            <text:p/>
          </draw:line>
        </draw:g>
        <draw:frame draw:style-name="gr8" draw:text-style-name="P11" draw:layer="layout" svg:width="1.642cm" svg:height="0.725cm" svg:x="18.757cm" svg:y="12.341cm">
          <draw:text-box>
            <text:p><text:span text:style-name="T5">Rack</text:span></text:p>
          </draw:text-box>
        </draw:frame>
        <draw:frame draw:style-name="gr8" draw:text-style-name="P12" draw:layer="layout" svg:width="1.555cm" svg:height="0.725cm" svg:x="22.959cm" svg:y="12.341cm">
          <draw:text-box>
            <text:p><text:span text:style-name="T5">Rack</text:span></text:p>
          </draw:text-box>
        </draw:frame>
        <draw:frame draw:style-name="gr11" draw:text-style-name="P11" draw:layer="layout" svg:width="2.541cm" svg:height="1.112cm" svg:x="20.24cm" svg:y="15.452cm">
          <draw:text-box>
            <text:p>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sterUncollat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3">
              <text:list-item>
                <text:p>Use streams!</text:p>
              </text:list-item>
            </text:list>
          </draw:text-box>
        </draw:frame>
        <draw:custom-shape draw:style-name="gr12" draw:text-style-name="P8" draw:layer="layout" svg:width="4cm" svg:height="1.4cm" svg:x="2cm" svg:y="6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779cm" svg:height="0.962cm" svg:x="2cm" svg:y="6.8cm">
          <draw:text-box>
            <text:p>regIOobject</text:p>
          </draw:text-box>
        </draw:frame>
        <draw:g>
          <draw:custom-shape draw:style-name="gr12" draw:text-style-name="P8" draw:layer="layout" svg:width="4cm" svg:height="1.4cm" svg:x="2cm" svg:y="10.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1" draw:layer="layout" svg:width="1.522cm" svg:height="0.962cm" svg:x="3.172cm" svg:y="10.838cm">
            <draw:text-box>
              <text:p>File</text:p>
            </draw:text-box>
          </draw:frame>
        </draw:g>
        <draw:line draw:style-name="gr14" draw:text-style-name="P8" draw:layer="layout" svg:x1="4cm" svg:y1="8.2cm" svg:x2="4cm" svg:y2="10.2cm">
          <text:p/>
        </draw:line>
        <draw:frame draw:style-name="gr15" draw:text-style-name="P11" draw:layer="layout" svg:width="3.326cm" svg:height="0.962cm" svg:x="4.2cm" svg:y="8.838cm">
          <draw:text-box>
            <text:p>OFstream</text:p>
          </draw:text-box>
        </draw:frame>
        <draw:custom-shape draw:style-name="gr12" draw:text-style-name="P8" draw:layer="layout" svg:width="4cm" svg:height="1.4cm" svg:x="10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3.779cm" svg:height="0.962cm" svg:x="10.021cm" svg:y="6.8cm">
          <draw:text-box>
            <text:p>regIOobject</text:p>
          </draw:text-box>
        </draw:frame>
        <draw:custom-shape draw:style-name="gr12" draw:text-style-name="P8" draw:layer="layout" svg:width="4cm" svg:height="1.4cm" svg:x="10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2.792cm" svg:height="0.962cm" svg:x="10.6cm" svg:y="10.838cm">
          <draw:text-box>
            <text:p>Memory</text:p>
          </draw:text-box>
        </draw:frame>
        <draw:line draw:style-name="gr14" draw:text-style-name="P8" draw:layer="layout" svg:x1="12cm" svg:y1="8.2cm" svg:x2="12cm" svg:y2="10.2cm">
          <text:p/>
        </draw:line>
        <draw:frame draw:style-name="gr18" draw:text-style-name="P11" draw:layer="layout" svg:width="4.697cm" svg:height="0.962cm" svg:x="12.2cm" svg:y="8.838cm">
          <draw:text-box>
            <text:p>OStringStream</text:p>
          </draw:text-box>
        </draw:frame>
        <draw:custom-shape draw:style-name="gr12" draw:text-style-name="P8" draw:layer="layout" svg:width="4cm" svg:height="1.4cm" svg:x="21.70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2.792cm" svg:height="0.962cm" svg:x="22.208cm" svg:y="10.838cm">
          <draw:text-box>
            <text:p>Memory</text:p>
          </draw:text-box>
        </draw:frame>
        <draw:custom-shape draw:style-name="gr12" draw:text-style-name="P8" draw:layer="layout" svg:width="4cm" svg:height="1.4cm" svg:x="21.70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522cm" svg:height="0.962cm" svg:x="23cm" svg:y="14.8cm">
          <draw:text-box>
            <text:p>File</text:p>
          </draw:text-box>
        </draw:frame>
        <draw:line draw:style-name="gr14" draw:text-style-name="P8" draw:layer="layout" svg:x1="23.703cm" svg:y1="12.2cm" svg:x2="23.703cm" svg:y2="14.2cm">
          <text:p/>
        </draw:line>
        <draw:frame draw:style-name="gr10" draw:text-style-name="P11" draw:layer="layout" svg:width="3.326cm" svg:height="0.962cm" svg:x="20cm" svg:y="12.8cm">
          <draw:text-box>
            <text:p>OFstream</text:p>
          </draw:text-box>
        </draw:frame>
        <draw:line draw:style-name="gr19" draw:text-style-name="P8" draw:layer="layout" svg:x1="15.6cm" svg:y1="11.4cm" svg:x2="20.4cm" svg:y2="11.4cm">
          <text:p/>
        </draw:line>
        <draw:frame draw:style-name="gr20" draw:text-style-name="P11" draw:layer="layout" svg:width="6.077cm" svg:height="0.962cm" svg:x="15cm" svg:y="10.4cm">
          <draw:text-box>
            <text:p>OPstream/IPstream</text:p>
          </draw:text-box>
        </draw:frame>
        <draw:frame presentation:style-name="pr10" draw:text-style-name="P13" draw:layer="layout" svg:width="12.213cm" svg:height="7.214cm" svg:x="7.787cm" svg:y="13.392cm" presentation:class="outline" presentation:user-transformed="true">
          <draw:text-box>
            <text:p><text:span text:style-name="T3">Write to disk:</text:span></text:p>
            <text:list text:style-name="L3">
              <text:list-item>
                <text:p><text:span text:style-name="T3">obtain file name for IOobject</text:span></text:p>
              </text:list-item>
              <text:list-item>
                <text:p><text:span text:style-name="T3">open an OFstream (OStringStream)</text:span></text:p>
              </text:list-item>
              <text:list-item>
                <text:p><text:span text:style-name="T3">write header</text:span></text:p>
              </text:list-item>
              <text:list-item>
                <text:p><text:span text:style-name="T3">switch format (binary, compressed)</text:span></text:p>
              </text:list-item>
              <text:list-item>
                <text:p><text:span text:style-name="T3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FS: all processors access same storage</text:p>
              </text:list-item>
              <text:list-item>
                <text:p>I/O calls, directories scale with nProcs</text:p>
              </text:list-item>
              <text:list-item>
                <text:p>Instead: keep single file but collect all processor-contributions into single file</text:p>
              </text:list-item>
              <text:list-item>
                <text:p>processors/ instead of processor0/ .. processorN/</text:p>
              </text:list-item>
              <text:list-item>
                <text:p>file type ‘decomposedBlockData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2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ls cavity/</text:p>
              </text:list-item>
            </text:list>
            <text:p text:style-name="P3"><text:span text:style-name="T6">0</text:span><text:span text:style-name="T6"><text:tab/></text:span><text:span text:style-name="T6">constant</text:span><text:span text:style-name="T6"><text:tab/></text:span><text:span text:style-name="T6">processors</text:span><text:span text:style-name="T6"><text:tab/></text:span><text:span text:style-name="T6">system</text:span></text:p>
            <text:list text:continue-numbering="true" text:style-name="L3">
              <text:list-item>
                <text:p text:style-name="P3">ls cavity/processors/</text:p>
              </text:list-item>
            </text:list>
            <text:p text:style-name="P3"><text:span text:style-name="T6">0</text:span><text:span text:style-name="T6"><text:tab/></text:span><text:span text:style-name="T6">0.1</text:span><text:span text:style-name="T6"><text:tab/></text:span><text:span text:style-name="T6">0.2</text:span><text:span text:style-name="T6"><text:tab/></text:span><text:span text:style-name="T6">0.3</text:span><text:span text:style-name="T6"><text:tab/></text:span><text:span text:style-name="T6">const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3)</text:p>
          </draw:text-box>
        </draw:frame>
        <draw:frame presentation:style-name="pr11" draw:text-style-name="P14" draw:layer="layout" svg:width="25.199cm" svg:height="12.179cm" svg:x="1.4cm" svg:y="4.914cm" presentation:class="outline" presentation:user-transformed="true">
          <draw:text-box>
            <text:p><text:span text:style-name="T7">FoamFile</text:span></text:p>
            <text:p><text:span text:style-name="T7">{</text:span></text:p>
            <text:p><text:span text:style-name="T7"><text:s text:c="4"/></text:span><text:span text:style-name="T7">class <text:s text:c="6"/>decomposedBlockData;</text:span></text:p>
            <text:p><text:span text:style-name="T7"><text:s text:c="4"/></text:span><text:span text:style-name="T7">object <text:s text:c="5"/>p;</text:span></text:p>
            <text:p><text:span text:style-name="T7">}</text:span></text:p>
            <text:p><text:span text:style-name="T7">// Processor0</text:span></text:p>
            <text:p><text:span text:style-name="T7"/></text:p>
            <text:p><text:span text:style-name="T7">// Processor1</text:span></text:p>
            <text:p><text:span text:style-name="T7"/></text:p>
            <text:p><text:span text:style-name="T7"/></text:p>
          </draw:text-box>
        </draw:frame>
        <draw:custom-shape draw:style-name="gr21" draw:text-style-name="P10" draw:layer="layout" svg:width="6.014cm" svg:height="0.401cm" svg:x="1.4cm" svg:y="9.9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11.065cm" svg:height="6.173cm" svg:x="11.986cm" svg:y="3.969cm">
          <text:p text:style-name="P15"><text:span text:style-name="T3">1226</text:span></text:p>
          <text:p text:style-name="P15"><text:span text:style-name="T3">(</text:span></text:p>
          <text:p text:style-name="P15"><text:span text:style-name="T3">dimensions <text:s text:c="5"/>[0 2 -2 0 0 0 0];</text:span></text:p>
          <text:p text:style-name="P15"><text:span text:style-name="T3">internalField <text:s text:c="2"/>uniform 0;</text:span></text:p>
          <text:p text:style-name="P15"><text:span text:style-name="T3">boundaryField {..}</text:span></text:p>
          <text:p text:style-name="P15"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6.014cm" svg:height="0.401cm" svg:x="1.4cm" svg:y="11.8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1.107cm" svg:height="5.532cm" svg:x="12.024cm" svg:y="11.766cm">
          <text:p text:style-name="P18"><text:span text:style-name="T3"/></text:p>
          <text:p text:style-name="P18"><text:span text:style-name="T3"/></text:p>
          <text:p text:style-name="P18"><text:span text:style-name="T3">374</text:span></text:p>
          <text:p text:style-name="P18"><text:span text:style-name="T3">(</text:span></text:p>
          <text:p text:style-name="P18"><text:span text:style-name="T3"><text:s text:c="4"/></text:span><text:span text:style-name="T3">dimensions <text:s text:c="5"/>[0 2 -2 0 0 0 0];</text:span></text:p>
          <text:p text:style-name="P18"><text:span text:style-name="T3"><text:s text:c="4"/></text:span><text:span text:style-name="T3">internalField <text:s text:c="2"/>uniform 0;</text:span></text:p>
          <text:p text:style-name="P18"><text:span text:style-name="T3"><text:s text:c="4"/></text:span><text:span text:style-name="T3">boundaryField {..} </text:span></text:p>
          <text:p text:style-name="P18"><text:span text:style-name="T3">)</text:span></text:p>
          <text:p text:style-name="P18"><text:span text:style-name="T3"/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7.657cm" svg:y1="9.781cm" svg:x2="11.586cm" svg:y2="4.343cm">
          <text:p/>
        </draw:line>
        <draw:line draw:style-name="gr25" draw:text-style-name="P8" draw:layer="layout" svg:x1="7.658cm" svg:y1="10.423cm" svg:x2="11.587cm" svg:y2="10.142cm">
          <text:p/>
        </draw:line>
        <draw:line draw:style-name="gr25" draw:text-style-name="P8" draw:layer="layout" svg:x1="7.739cm" svg:y1="11.907cm" svg:x2="11.668cm" svg:y2="11.907cm">
          <text:p/>
        </draw:line>
        <draw:line draw:style-name="gr25" draw:text-style-name="P8" draw:layer="layout" svg:x1="7.737cm" svg:y1="12.387cm" svg:x2="11.79cm" svg:y2="17.09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4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slaves write to memory (OStringStream)</text:p>
              </text:list-item>
              <text:list-item>
                <text:p>at destruction time send over to master</text:p>
              </text:list-item>
              <text:list-item>
                <text:p>master processor receives all streamed data</text:p>
              </text:list-item>
              <text:list-item>
                <text:p>master processor writes to file</text:p>
              </text:list-item>
              <text:list-item>
                <text:p>all processors have to write the same file!</text:p>
              </text:list-item>
              <text:list-item>
                <text:p text:style-name="P3">master is bottleneck → threa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5)</text:p>
          </draw:text-box>
        </draw:frame>
        <draw:frame presentation:style-name="pr2" draw:layer="layout" svg:width="25.199cm" svg:height="15.05cm" svg:x="1.4cm" svg:y="4.914cm" presentation:class="outline" presentation:placeholder="true" presentation:user-transformed="true">
          <draw:text-box/>
        </draw:frame>
        <draw:custom-shape draw:style-name="gr12" draw:text-style-name="P8" draw:layer="layout" svg:width="4cm" svg:height="1.4cm" svg:x="2.023cm" svg:y="6.68cm">
          <text:p/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3.779cm" svg:height="0.962cm" svg:x="2.044cm" svg:y="6.88cm">
          <draw:text-box>
            <text:p text:style-name="P15">regIOobject</text:p>
          </draw:text-box>
        </draw:frame>
        <draw:custom-shape draw:style-name="gr12" draw:text-style-name="P8" draw:layer="layout" svg:width="4cm" svg:height="1.4cm" svg:x="2.023cm" svg:y="10.68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.792cm" svg:height="0.962cm" svg:x="2.623cm" svg:y="10.918cm">
          <draw:text-box>
            <text:p text:style-name="P15">Memory</text:p>
          </draw:text-box>
        </draw:frame>
        <draw:line draw:style-name="gr14" draw:text-style-name="P8" draw:layer="layout" svg:x1="4.023cm" svg:y1="8.28cm" svg:x2="4.023cm" svg:y2="10.28cm">
          <text:p/>
        </draw:line>
        <draw:frame draw:style-name="gr18" draw:text-style-name="P21" draw:layer="layout" svg:width="4.697cm" svg:height="0.962cm" svg:x="4.223cm" svg:y="8.918cm">
          <draw:text-box>
            <text:p text:style-name="P15">OStringStream</text:p>
          </draw:text-box>
        </draw:frame>
        <draw:custom-shape draw:style-name="gr12" draw:text-style-name="P8" draw:layer="layout" svg:width="4cm" svg:height="1.4cm" svg:x="21.26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.792cm" svg:height="0.962cm" svg:x="21.768cm" svg:y="10.838cm">
          <draw:text-box>
            <text:p text:style-name="P15">Memory</text:p>
          </draw:text-box>
        </draw:frame>
        <draw:custom-shape draw:style-name="gr12" draw:text-style-name="P8" draw:layer="layout" svg:width="4cm" svg:height="1.4cm" svg:x="21.26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.522cm" svg:height="0.962cm" svg:x="22.56cm" svg:y="14.8cm">
          <draw:text-box>
            <text:p text:style-name="P15">File</text:p>
          </draw:text-box>
        </draw:frame>
        <draw:line draw:style-name="gr14" draw:text-style-name="P8" draw:layer="layout" svg:x1="23.263cm" svg:y1="12.2cm" svg:x2="23.263cm" svg:y2="14.2cm">
          <text:p/>
        </draw:line>
        <draw:frame draw:style-name="gr10" draw:text-style-name="P21" draw:layer="layout" svg:width="3.326cm" svg:height="0.962cm" svg:x="19.56cm" svg:y="12.8cm">
          <draw:text-box>
            <text:p text:style-name="P15">OFstream</text:p>
          </draw:text-box>
        </draw:frame>
        <draw:line draw:style-name="gr19" draw:text-style-name="P8" draw:layer="layout" svg:x1="15.16cm" svg:y1="11.4cm" svg:x2="19.96cm" svg:y2="11.4cm">
          <text:p/>
        </draw:line>
        <draw:frame draw:style-name="gr20" draw:text-style-name="P21" draw:layer="layout" svg:width="6.077cm" svg:height="0.962cm" svg:x="14.56cm" svg:y="10.4cm">
          <draw:text-box>
            <text:p text:style-name="P15">OPstream/IPstream</text:p>
          </draw:text-box>
        </draw:frame>
        <draw:custom-shape draw:style-name="gr12" draw:text-style-name="P8" draw:layer="layout" svg:width="4cm" svg:height="1.4cm" svg:x="9.319cm" svg:y="10.6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2.368cm" svg:height="0.962cm" svg:x="10.343cm" svg:y="10.838cm">
          <draw:text-box>
            <text:p text:style-name="P15">Data</text:p>
          </draw:text-box>
        </draw:frame>
        <draw:custom-shape draw:style-name="gr12" draw:text-style-name="P8" draw:layer="layout" svg:width="4cm" svg:height="1.4cm" svg:x="9.319cm" svg:y="12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2.368cm" svg:height="0.962cm" svg:x="10.343cm" svg:y="12.238cm">
          <draw:text-box>
            <text:p text:style-name="P15">Data</text:p>
          </draw:text-box>
        </draw:frame>
        <draw:custom-shape draw:style-name="gr12" draw:text-style-name="P8" draw:layer="layout" svg:width="4cm" svg:height="1.4cm" svg:x="9.319cm" svg:y="13.4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2.368cm" svg:height="0.962cm" svg:x="10.343cm" svg:y="13.638cm">
          <draw:text-box>
            <text:p text:style-name="P15">Data</text:p>
          </draw:text-box>
        </draw:frame>
        <draw:custom-shape draw:style-name="gr12" draw:text-style-name="P8" draw:layer="layout" svg:width="4cm" svg:height="1.4cm" svg:x="9.319cm" svg:y="14.8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2.368cm" svg:height="0.962cm" svg:x="10.343cm" svg:y="15.038cm">
          <draw:text-box>
            <text:p text:style-name="P15">Data</text:p>
          </draw:text-box>
        </draw:frame>
        <draw:custom-shape draw:style-name="gr12" draw:text-style-name="P8" draw:layer="layout" svg:width="4cm" svg:height="1.4cm" svg:x="9.319cm" svg:y="16.2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2.368cm" svg:height="0.962cm" svg:x="10.343cm" svg:y="16.438cm">
          <draw:text-box>
            <text:p text:style-name="P15">Data</text:p>
          </draw:text-box>
        </draw:frame>
        <draw:path draw:style-name="gr25" draw:text-style-name="P8" draw:layer="layout" svg:width="2.725cm" svg:height="5.571cm" svg:x="6.214cm" svg:y="11.425cm" svg:viewBox="0 0 2726 5572" svg:d="M0 0c300 61 1403 521 1363 3047 120 2445 1363 2525 1363 2525">
          <text:p/>
        </draw:path>
        <draw:custom-shape draw:style-name="gr27" draw:text-style-name="P22" draw:layer="layout" svg:width="12.307cm" svg:height="11.665cm" svg:x="14.071cm" svg:y="8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2.297cm" svg:height="0.962cm" svg:x="18.28cm" svg:y="7.015cm">
          <draw:text-box>
            <text:p>thread</text:p>
          </draw:text-box>
        </draw:frame>
        <draw:frame draw:style-name="gr28" draw:text-style-name="P11" draw:layer="layout" svg:width="2.111cm" svg:height="0.962cm" svg:x="10.303cm" svg:y="9.741cm">
          <draw:text-box>
            <text:p>buff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9" draw:text-style-name="P2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at file level, not regIOobject</text:span></text:p>
              </text:list-item>
              <text:list-item>
                <text:p><text:span text:style-name="T8">no daisy-chaining of reading; Hardcoded ‘collated’ format</text:span></text:p>
              </text:list-item>
              <text:list-item>
                <text:p><text:span text:style-name="T8">collated: master bottleneck</text:span></text:p>
              </text:list-item>
              <text:list-item>
                <text:p><text:span text:style-name="T8">collated with threading: needs thread-aware mpi</text:span></text:p>
              </text:list-item>
              <text:list-item>
                <text:p><text:span text:style-name="T8">processors/ : numbers of processors?</text:span></text:p>
                <text:p><text:span text:style-name="T6">processors256</text:span><text:span text:style-name="T8">, </text:span><text:span text:style-name="T6">processors10to19of256</text:span><text:span text:style-name="T8">?</text:span></text:p>
              </text:list-item>
              <text:list-item>
                <text:p><text:span text:style-name="T8">user plug-ins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plug-in</text:p>
          </draw:text-box>
        </draw:frame>
        <draw:frame presentation:style-name="pr9" draw:text-style-name="P23" draw:layer="layout" svg:width="25.199cm" svg:height="5.809cm" svg:x="1.4cm" svg:y="4.914cm" presentation:class="outline">
          <draw:text-box>
            <text:list text:style-name="L3">
              <text:list-item>
                <text:p><text:span text:style-name="T8">regionUncollated : special handling for dictionaries</text:span></text:p>
              </text:list-item>
              <text:list-item>
                <text:p><text:span text:style-name="T8">overrides ‘filePath’ and ‘read’</text:span></text:p>
              </text:list-item>
              <text:list-item>
                <text:p><text:span text:style-name="T8">searches parent directory of region</text:span></text:p>
              </text:list-item>
              <text:list-item>
                <text:p><text:span text:style-name="T8">loads parent dictionary and searches for region keyword</text:span></text:p>
              </text:list-item>
            </text:list>
            <text:p><text:span text:style-name="T8"/></text:p>
            <text:p><text:span text:style-name="T8"/></text:p>
          </draw:text-box>
        </draw:frame>
        <draw:custom-shape draw:style-name="gr29" draw:text-style-name="P8" draw:layer="layout" svg:width="16.075cm" svg:height="10.102cm" svg:x="5.973cm" svg:y="9.94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5" draw:layer="layout" svg:width="10.443cm" svg:height="9.882cm" svg:x="3.488cm" svg:y="10.723cm" presentation:class="outline" presentation:user-transformed="true">
          <draw:text-box>
            <text:p text:style-name="P24"><text:span text:style-name="T9">topAir</text:span></text:p>
            <text:p text:style-name="P24"><text:span text:style-name="T9">{</text:span></text:p>
            <text:p text:style-name="P24"><text:span text:style-name="T9"><text:s text:c="4"/></text:span><text:span text:style-name="T9">dimensions <text:s text:c="5"/>[ 0 0 0 1 0 0 0 ];</text:span></text:p>
            <text:p text:style-name="P24"><text:span text:style-name="T9"><text:s text:c="4"/></text:span><text:span text:style-name="T9">internalField <text:s text:c="2"/>uniform 300;</text:span></text:p>
            <text:p text:style-name="P24"><text:span text:style-name="T9"><text:s text:c="4"/></text:span><text:span text:style-name="T9">..</text:span></text:p>
            <text:p text:style-name="P24"><text:span text:style-name="T9">}</text:span></text:p>
            <text:p text:style-name="P24"><text:span text:style-name="T9"/></text:p>
            <text:p text:style-name="P24"><text:span text:style-name="T9">heater</text:span></text:p>
            <text:p text:style-name="P24"><text:span text:style-name="T9">{</text:span></text:p>
            <text:p text:style-name="P24"><text:span text:style-name="T9"><text:s text:c="4"/></text:span><text:span text:style-name="T9">dimensions <text:s text:c="5"/>[ 0 0 0 1 0 0 0 ];</text:span></text:p>
            <text:p text:style-name="P24"><text:span text:style-name="T9"><text:s text:c="4"/></text:span><text:span text:style-name="T9">internalField <text:s text:c="2"/>uniform 400;</text:span></text:p>
            <text:p text:style-name="P24"><text:span text:style-name="T9"><text:s text:c="4"/></text:span><text:span text:style-name="T9">..</text:span></text:p>
            <text:p text:style-name="P24"><text:span text:style-name="T9">}</text:span></text:p>
          </draw:text-box>
        </draw:frame>
        <draw:frame draw:style-name="gr30" draw:text-style-name="P27" draw:layer="layout" svg:width="10.986cm" svg:height="9.801cm" svg:x="14.992cm" svg:y="10.724cm">
          <draw:text-box>
            <text:p text:style-name="P26"><text:span text:style-name="T9">"(topAir|bottomWater)"</text:span></text:p>
            <text:p text:style-name="P26"><text:span text:style-name="T9">{</text:span></text:p>
            <text:p text:style-name="P26"><text:span text:style-name="T9"><text:s text:c="4"/></text:span><text:span text:style-name="T9">solvers</text:span></text:p>
            <text:p text:style-name="P26"><text:span text:style-name="T9"><text:s text:c="4"/></text:span><text:span text:style-name="T9">{</text:span></text:p>
            <text:p text:style-name="P26"><text:span text:style-name="T9"><text:s text:c="8"/></text:span><text:span text:style-name="T9">p_rgh <text:s text:c="3"/>{solver GAMG;}</text:span></text:p>
            <text:p text:style-name="P26"><text:span text:style-name="T9"><text:s text:c="4"/></text:span><text:span text:style-name="T9">}</text:span></text:p>
            <text:p text:style-name="P26"><text:span text:style-name="T9">}</text:span></text:p>
            <text:p text:style-name="P26"><text:span text:style-name="T9"/></text:p>
            <text:p text:style-name="P26"><text:span text:style-name="T10">"(heater|leftSolid|rightSolid)"</text:span></text:p>
            <text:p text:style-name="P26"><text:span text:style-name="T10">{</text:span></text:p>
            <text:p text:style-name="P26"><text:span text:style-name="T10"><text:s text:c="4"/></text:span><text:span text:style-name="T10">solvers</text:span></text:p>
            <text:p text:style-name="P26"><text:span text:style-name="T10"><text:s text:c="4"/></text:span><text:span text:style-name="T10">{</text:span></text:p>
            <text:p text:style-name="P26"><text:span text:style-name="T10"><text:s text:c="8"/></text:span><text:span text:style-name="T10">h <text:s text:c="3"/>{solver PCG;}</text:span></text:p>
            <text:p text:style-name="P26"><text:span text:style-name="T10"><text:s text:c="4"/></text:span><text:span text:style-name="T10">}</text:span></text:p>
            <text:p text:style-name="P26"><text:span text:style-name="T10">}</text:span></text:p>
            <text:p text:style-name="P2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1:37:00.631002194</meta:creation-date>
    <meta:editing-duration>PT43M41S</meta:editing-duration>
    <meta:editing-cycles>8</meta:editing-cycles>
    <dc:date>2017-10-08T15:09:47.617211362</dc:date>
    <meta:generator>LibreOffice/5.2.3.3$Linux_X86_64 LibreOffice_project/20m0$Build-3</meta:generator>
    <meta:document-statistic meta:object-count="239"/>
  </office:meta>
</office:document-meta>
</file>